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Fixed</text:p>
          </table:table-cell>
          <table:table-cell office:value-type="string">
            <text:p>Structure</text:p>
          </table:table-cell>
          <table:table-cell office:value-type="string">
            <text:p>Field</text:p>
          </table:table-cell>
          <table:table-cell office:value-type="string">
            <text:p>ROM</text:p>
          </table:table-cell>
          <table:table-cell office:value-type="string">
            <text:p>RAM</text:p>
          </table:table-cell>
          <table:table-cell/>
          <table:table-cell office:value-type="string">
            <text:p>Total ROM</text:p>
          </table:table-cell>
          <table:table-cell office:value-type="string">
            <text:p>Total RAM</text:p>
          </table:table-cell>
          <table:table-cell/>
          <table:table-cell office:value-type="string">
            <text:p># nodes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/>
          <table:table-cell office:value-type="string">
            <text:p>Nodes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# vertexes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table:number-columns-repeated="2"/>
          <table:table-cell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# edges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table:number-columns-repeated="2"/>
          <table:table-cell office:value-type="string">
            <text:p>ant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# ants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otal:</text:p>
          </table:table-cell>
          <table:table-cell table:formula="of:=SUM([.D2:.D4])" office:value-type="float" office:value="2">
            <text:p>2</text:p>
          </table:table-cell>
          <table:table-cell table:formula="of:=SUM([.E2:.E4])" office:value-type="float" office:value="2">
            <text:p>2</text:p>
          </table:table-cell>
          <table:table-cell/>
          <table:table-cell table:formula="of:=[.D5]*[.K1]" office:value-type="float" office:value="16000">
            <text:p>16000</text:p>
          </table:table-cell>
          <table:table-cell table:formula="of:=[.E5]*[.K1]" office:value-type="float" office:value="16000">
            <text:p>1600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dge</text:p>
          </table:table-cell>
          <table:table-cell office:value-type="string">
            <text:p>start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n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ength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ransit_times</text:p>
          </table:table-cell>
          <table:table-cell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>
            <text:p>Totals:</text:p>
          </table:table-cell>
          <table:table-cell table:formula="of:=SUM([.D7:.D10])" office:value-type="float" office:value="3">
            <text:p>3</text:p>
          </table:table-cell>
          <table:table-cell table:formula="of:=SUM([.E7:.E10])" office:value-type="float" office:value="4">
            <text:p>4</text:p>
          </table:table-cell>
          <table:table-cell/>
          <table:table-cell table:formula="of:=[.D11]*[.K3]" office:value-type="float" office:value="1605">
            <text:p>1605</text:p>
          </table:table-cell>
          <table:table-cell table:formula="of:=[.E11]*[.K3]" office:value-type="float" office:value="2140">
            <text:p>214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Vertex</text:p>
          </table:table-cell>
          <table:table-cell office:value-type="string">
            <text:p>node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dge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s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Total:</text:p>
          </table:table-cell>
          <table:table-cell table:formula="of:=SUM([.D13:.D15])" office:value-type="float" office:value="30">
            <text:p>30</text:p>
          </table:table-cell>
          <table:table-cell table:formula="of:=SUM([.E13:.E15])" office:value-type="float" office:value="0">
            <text:p>0</text:p>
          </table:table-cell>
          <table:table-cell/>
          <table:table-cell table:formula="of:=[.D16]*[.K2]" office:value-type="float" office:value="28110">
            <text:p>28110</text:p>
          </table:table-cell>
          <table:table-cell table:formula="of:=[.E16]*[.K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Ant</text:p>
          </table:table-cell>
          <table:table-cell office:value-type="string">
            <text:p>cur_edge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ur_vtex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goals</text:p>
          </table:table-cell>
          <table:table-cell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st_from_start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/>
          <table:table-cell table:formula="of:=SUM([.E18:.E21])"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formula="of:=[.E22]*[.K4]" office:value-type="float" office:value="6400">
            <text:p>64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Total:</text:p>
          </table:table-cell>
          <table:table-cell table:formula="of:=SUM([.G5:.G22])" office:value-type="float" office:value="45715">
            <text:p>45715</text:p>
          </table:table-cell>
          <table:table-cell table:formula="of:=SUM([.H5:.H22])" office:value-type="float" office:value="24540">
            <text:p>24540</text:p>
          </table:table-cell>
          <table:table-cell table:formula="of:=[.G23]+[.H23]" office:value-type="float" office:value="70255">
            <text:p>7025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7/11/2009</text:date>, <text:time>16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7T16:39:28</meta:creation-date>
    <dc:date>2009-11-17T16:57:21</dc:date>
    <meta:editing-duration>PT00H17M54S</meta:editing-duration>
    <meta:editing-cycles>2</meta:editing-cycles>
    <meta:generator>OpenOffice.org/3.0$Unix OpenOffice.org_project/300m15$Build-9379</meta:generator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